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, sans-serif"/>
    <style:font-face style:name="Amiri" svg:font-family="Ami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Amiri" fo:font-weight="normal" style:font-weight-asian="normal" style:font-weight-complex="normal"/>
    </style:style>
    <style:style style:name="P2" style:family="paragraph" style:parent-style-name="Standard">
      <style:paragraph-properties fo:line-height="100%"/>
      <style:text-properties fo:font-variant="normal" fo:text-transform="none" fo:color="#000000" style:font-name="Amiri" fo:font-size="10.5pt" fo:letter-spacing="normal" fo:font-style="normal" fo:font-weight="normal" officeooo:paragraph-rsid="00172a7f" style:font-weight-asian="normal" style:font-weight-complex="normal"/>
    </style:style>
    <style:style style:name="P3" style:family="paragraph" style:parent-style-name="Standard">
      <style:paragraph-properties fo:line-height="100%"/>
      <style:text-properties fo:font-variant="normal" fo:text-transform="none" fo:color="#000000" style:font-name="Amiri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.318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Amiri" fo:font-size="10.5pt" fo:letter-spacing="normal" fo:font-style="normal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.318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Amiri" fo:font-size="10.5pt" fo:letter-spacing="normal" fo:font-style="normal" fo:font-weight="normal" officeooo:paragraph-rsid="00172a7f" style:font-weight-asian="normal" style:font-weight-complex="normal"/>
    </style:style>
    <style:style style:name="T1" style:family="text">
      <style:text-properties fo:font-variant="normal" fo:text-transform="none" fo:color="#bdc1c6" style:font-name="arial" fo:font-size="10.5pt" fo:letter-spacing="normal" fo:font-style="normal"/>
    </style:style>
    <style:style style:name="T2" style:family="text">
      <style:text-properties fo:font-variant="normal" fo:text-transform="none" style:font-name="arial" fo:font-size="10.5pt" fo:letter-spacing="normal" fo:font-style="normal"/>
    </style:style>
    <style:style style:name="T3" style:family="text">
      <style:text-properties fo:font-variant="normal" fo:text-transform="none" fo:font-size="10.5pt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uándo quieras tu, divertirte más<text:line-break/>Y bailar sin fin, yo sé de un lugar<text:line-break/>Que te llevaré<text:line-break/>(Vamos al noa)<text:line-break/>Y disfrutarás<text:line-break/>(Vamos al noa)<text:line-break/>De una noche que nunca olvidarás</text:p>
      <text:p text:style-name="P5">¿Quieres bailar esta noche?<text:line-break/>Vamos al noa, noa, noa<text:line-break/>Noa, noa, noa, noa, noa</text:p>
      <text:p text:style-name="P2">Este es un lugar de ambiente donde todo es diferente<text:line-break/>Donde siempre alegremente bailarás toda la noche ahí<text:line-break/>Este es un lugar de ambiente donde todo es diferente<text:line-break/>Donde siempre alegremente bailarás toda la noche ahí</text:p>
      <text:p text:style-name="P5">Esta noche te invito a bailar esta noche mi amor<text:line-break/>Noa, noa, noa vamos a bailar</text:p>
      <text:p text:style-name="P3"/>
      <text:p text:style-name="P1"><text:span text:style-name="T3">Vamos al noa, noa, noa</text:span><text:line-break/><text:span text:style-name="T3">Noa, noa, noa, noa, noa</text:span><text:line-break/><text:span text:style-name="T3">Noa, noa, noa vamos a bailar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, sans-serif"/>
    <style:font-face style:name="Amiri" svg:font-family="Ami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rebuchet MS" fo:font-family="'Trebuchet M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5T18:35:34.10</meta:creation-date>
    <dc:date>2021-11-16T10:23:35.268000000</dc:date>
    <meta:editing-duration>PT14M17S</meta:editing-duration>
    <meta:editing-cycles>5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5" meta:word-count="113" meta:character-count="599" meta:non-whitespace-character-count="490"/>
  </office:meta>
</office:document-meta>
</file>